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 text:c="3"/></text:p>
      <text:p text:style-name="P4">I warmed down with a ½ mile in 5:00 and another ½ mile home.</text:p>
      <text:p text:style-name="P5">32.1 miles in the last week.</text:p>
      <text:p text:style-name="P4"><text:soft-page-break/>Sat 5/28/16: <text:span text:style-name="T2">3 miles</text:span></text:p>
      <text:p text:style-name="P4">I ran to the athletic field, one time around the 1.33 mile loop and home for 3 miles in 29:52.</text:p>
      <text:p text:style-name="P4"/>
      <text:p text:style-name="P4">Sun 5/29/16: <text:span text:style-name="T2">1.25 miles</text:span></text:p>
      <text:p text:style-name="P4">1 mile<text:span text:style-name="T2"> </text:span>on a very hilly road in 8:50 then a ¼ mile warmdow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29T16:15:08.58</dc:date>
    <dc:creator>James Lombardi</dc:creator>
    <meta:editing-duration>PT1H41M55S</meta:editing-duration>
    <meta:editing-cycles>10</meta:editing-cycles>
    <meta:document-statistic meta:table-count="0" meta:image-count="0" meta:object-count="0" meta:page-count="2" meta:paragraph-count="43" meta:word-count="465" meta:character-count="2356"/>
  </office:meta>
</office:document-meta>
</file>